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1"/>
      <text:p text:style-name="P44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8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5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5"/>
      <text:p text:style-name="P7">Operating conditions: </text:p>
      <text:list xml:id="list3193132534338375721" text:style-name="L1">
        <text:list-item>
          <text:p text:style-name="P52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6"><text:span text:style-name="Знак_20_примечания"><text:span text:style-name="T32">$facility_13+11eng;</text:span></text:span></text:p>
      <text:p text:style-name="P46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A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7">Dose rate measurement</text:p>
            <text:p text:style-name="P31"><text:span text:style-name="T10">at check point</text:span>,</text:p>
            <text:p text:style-name="P31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8"><text:span text:style-name="T33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A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20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20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1:18.18</dc:date>
    <meta:editing-duration>P3DT9H8M6S</meta:editing-duration>
    <meta:editing-cycles>425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703"/>
  </office:meta>
</office:document-meta>
</file>